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misticLockingFailureException.OptimisticLocking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sticLockingFailureException.OptimisticLockingFailure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